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13;06/22/2018 19:56:4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880489273"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32630174" text:style-name="L2">
        <text:list-item>
          <text:p text:style-name="P47">Version 2.1.2 :</text:p>
        </text:list-item>
      </text:list>
      <text:list xml:id="list1945798216" text:style-name="L3">
        <text:list-item>
          <text:list>
            <text:list-item>
              <text:p text:style-name="P48">Localized help : resolved non-functional hyperlink due to API incompatibility introduced by Apache OpenOffice 4.1 (and LibreOffice 4.0).</text:p>
            </text:list-item>
          </text:list>
        </text:list-item>
      </text:list>
      <text:list xml:id="list195650821015041" text:continue-list="list432630174" text:style-name="L2">
        <text:list-item>
          <text:p text:style-name="P47">Version 2.1.1 :</text:p>
        </text:list-item>
      </text:list>
      <text:list xml:id="list1956617337"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195649896366956" text:continue-list="list195650821015041" text:style-name="L2">
        <text:list-item>
          <text:p text:style-name="P47">Version 2.1.0 :</text:p>
        </text:list-item>
      </text:list>
      <text:list xml:id="list2027114272"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195650404229647" text:continue-list="list195649896366956" text:style-name="L2">
        <text:list-item>
          <text:p text:style-name="P47">Version 2.0.0 :</text:p>
        </text:list-item>
      </text:list>
      <text:list xml:id="list3491374343"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195650633802648" text:continue-list="list195650404229647" text:style-name="L2">
        <text:list-item>
          <text:p text:style-name="P47">Version 1.5.3 :</text:p>
        </text:list-item>
      </text:list>
      <text:list xml:id="list1514277459"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43030494"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text:soft-page-break/>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366168258"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615062142"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468601692"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761559897" text:style-name="L12">
        <text:list-item text:start-value="1">
          <text:p text:style-name="P57">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779497096"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826652900"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8917783"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748176898"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38770019" text:style-name="L17">
        <text:list-item>
          <text:p text:style-name="P62">Arg1 : <text:span text:style-name="InstructionMacro">String</text:span> : mandatory, type of control used for the button</text:p>
        </text:list-item>
      </text:list>
      <text:list xml:id="list302813838"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785123873"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980023017"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008242703"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866386960"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10888538"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828533880"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170539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182737839"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340694375"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58440195"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585322125"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259930133"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86440214"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908286469"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16710644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921753721"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206725856"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7839992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73630426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3985259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9565158108917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986521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515944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78910450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95649831474429" text:continue-list="list417839992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95650998389567" text:continue-list="list19565158108917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195650408894560" text:continue-list="list19564983147442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1" meta:paragraph-count="2855" meta:word-count="39317" meta:character-count="259634" meta:non-whitespace-character-count="219052"/>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 add instructions here, see Template1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